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Book" svg:font-family="'Franklin Gothic Book'"/>
    <style:font-face style:name="Franklin Gothic Book,Italic" svg:font-family="'Franklin Gothic Book,Italic'"/>
    <style:font-face style:name="Tahoma" svg:font-family="Tahoma, Geneva, sans-serif"/>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0f851d" officeooo:paragraph-rsid="000f851d"/>
    </style:style>
    <style:style style:name="P2" style:family="paragraph" style:parent-style-name="Standard">
      <style:paragraph-properties fo:text-align="justify" style:justify-single-word="false"/>
      <style:text-properties officeooo:rsid="000f851d" officeooo:paragraph-rsid="0013fae8"/>
    </style:style>
    <style:style style:name="P3" style:family="paragraph" style:parent-style-name="Standard">
      <style:paragraph-properties fo:text-align="justify" style:justify-single-word="false"/>
      <style:text-properties officeooo:rsid="000f851d" officeooo:paragraph-rsid="001444b7"/>
    </style:style>
    <style:style style:name="P4" style:family="paragraph" style:parent-style-name="Standard">
      <style:paragraph-properties fo:text-align="justify" style:justify-single-word="false"/>
      <style:text-properties officeooo:rsid="000f851d" officeooo:paragraph-rsid="0013995c"/>
    </style:style>
    <style:style style:name="P5" style:family="paragraph" style:parent-style-name="Standard">
      <style:paragraph-properties fo:text-align="justify" style:justify-single-word="false"/>
      <style:text-properties fo:font-weight="bold" officeooo:rsid="00116342" officeooo:paragraph-rsid="00116342" style:font-weight-asian="bold" style:font-weight-complex="bold"/>
    </style:style>
    <style:style style:name="P6" style:family="paragraph" style:parent-style-name="Standard">
      <style:paragraph-properties fo:text-align="justify" style:justify-single-word="false"/>
      <style:text-properties fo:font-weight="bold" officeooo:rsid="0013995c" officeooo:paragraph-rsid="0013995c" style:font-weight-asian="bold" style:font-weight-complex="bold"/>
    </style:style>
    <style:style style:name="P7" style:family="paragraph" style:parent-style-name="Standard">
      <style:paragraph-properties fo:text-align="justify" style:justify-single-word="false"/>
      <style:text-properties fo:font-weight="bold" officeooo:rsid="001444b7" officeooo:paragraph-rsid="001444b7" style:font-weight-asian="bold" style:font-weight-complex="bold"/>
    </style:style>
    <style:style style:name="P8" style:family="paragraph" style:parent-style-name="Standard">
      <style:paragraph-properties fo:text-align="justify" style:justify-single-word="false"/>
      <style:text-properties fo:font-weight="bold" officeooo:rsid="00162bc4" officeooo:paragraph-rsid="00162bc4" style:font-weight-asian="bold" style:font-weight-complex="bold"/>
    </style:style>
    <style:style style:name="P9" style:family="paragraph" style:parent-style-name="Standard">
      <style:paragraph-properties fo:text-align="justify" style:justify-single-word="false"/>
      <style:text-properties officeooo:rsid="00116342" officeooo:paragraph-rsid="00116342"/>
    </style:style>
    <style:style style:name="P10" style:family="paragraph" style:parent-style-name="Standard">
      <style:paragraph-properties fo:text-align="justify" style:justify-single-word="false"/>
      <style:text-properties fo:font-weight="normal" officeooo:rsid="00116342" officeooo:paragraph-rsid="00116342" style:font-weight-asian="normal" style:font-weight-complex="normal"/>
    </style:style>
    <style:style style:name="P11" style:family="paragraph" style:parent-style-name="Standard">
      <style:paragraph-properties fo:text-align="justify" style:justify-single-word="false"/>
      <style:text-properties fo:font-weight="normal" officeooo:rsid="00116342" officeooo:paragraph-rsid="0016c9b4" style:font-weight-asian="normal" style:font-weight-complex="normal"/>
    </style:style>
    <style:style style:name="P12" style:family="paragraph" style:parent-style-name="Standard">
      <style:paragraph-properties fo:text-align="justify" style:justify-single-word="false"/>
      <style:text-properties fo:font-weight="normal" officeooo:rsid="0013995c" officeooo:paragraph-rsid="0013995c" style:font-weight-asian="normal" style:font-weight-complex="normal"/>
    </style:style>
    <style:style style:name="P13" style:family="paragraph" style:parent-style-name="Standard">
      <style:paragraph-properties fo:text-align="justify" style:justify-single-word="false"/>
      <style:text-properties fo:font-weight="normal" officeooo:rsid="0013995c" officeooo:paragraph-rsid="001a97a1" style:font-weight-asian="normal" style:font-weight-complex="normal"/>
    </style:style>
    <style:style style:name="P14" style:family="paragraph" style:parent-style-name="Standard">
      <style:paragraph-properties fo:text-align="justify" style:justify-single-word="false"/>
      <style:text-properties fo:font-weight="normal" officeooo:rsid="0013995c" officeooo:paragraph-rsid="00245987" style:font-weight-asian="normal" style:font-weight-complex="normal"/>
    </style:style>
    <style:style style:name="P15" style:family="paragraph" style:parent-style-name="Standard">
      <style:paragraph-properties fo:text-align="justify" style:justify-single-word="false"/>
      <style:text-properties fo:font-weight="normal" officeooo:rsid="00162bc4" officeooo:paragraph-rsid="00162bc4" style:font-weight-asian="normal" style:font-weight-complex="normal"/>
    </style:style>
    <style:style style:name="P16" style:family="paragraph" style:parent-style-name="Standard">
      <style:paragraph-properties fo:text-align="justify" style:justify-single-word="false"/>
      <style:text-properties fo:font-weight="normal" officeooo:rsid="00162bc4" officeooo:paragraph-rsid="001f6d8a" style:font-weight-asian="normal" style:font-weight-complex="normal"/>
    </style:style>
    <style:style style:name="P17" style:family="paragraph" style:parent-style-name="Standard">
      <style:paragraph-properties fo:text-align="justify" style:justify-single-word="false"/>
      <style:text-properties fo:font-style="italic" fo:font-weight="normal" officeooo:rsid="00162bc4" officeooo:paragraph-rsid="00162bc4"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italic" fo:font-weight="bold" officeooo:rsid="0013fae8" officeooo:paragraph-rsid="0013fae8"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fo:font-style="normal" fo:font-weight="normal" officeooo:rsid="0013995c" officeooo:paragraph-rsid="0013995c"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1444b7" officeooo:paragraph-rsid="001444b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162bc4" officeooo:paragraph-rsid="00162bc4"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2146e0" officeooo:paragraph-rsid="002146e0"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weight="normal" officeooo:rsid="00180a57" officeooo:paragraph-rsid="00245987" style:font-weight-asian="normal" style:font-weight-complex="normal"/>
    </style:style>
    <style:style style:name="P24" style:family="paragraph" style:parent-style-name="Standard">
      <style:paragraph-properties fo:text-align="justify" style:justify-single-word="false"/>
      <style:text-properties fo:font-weight="normal" officeooo:rsid="00162bc4" officeooo:paragraph-rsid="00264f3d" style:font-weight-asian="normal" style:font-weight-complex="normal"/>
    </style:style>
    <style:style style:name="P25" style:family="paragraph" style:parent-style-name="Standard">
      <style:paragraph-properties fo:text-align="justify" style:justify-single-word="false"/>
      <style:text-properties fo:font-weight="normal" officeooo:rsid="00162bc4" officeooo:paragraph-rsid="002146e0" style:font-weight-asian="normal" style:font-weight-complex="normal"/>
    </style:style>
    <style:style style:name="P26" style:family="paragraph" style:parent-style-name="Standard">
      <style:paragraph-properties fo:text-align="justify" style:justify-single-word="false"/>
      <style:text-properties fo:font-weight="normal" officeooo:rsid="001444b7" officeooo:paragraph-rsid="00317a11" style:font-weight-asian="normal" style:font-weight-complex="normal"/>
    </style:style>
    <style:style style:name="P27" style:family="paragraph" style:parent-style-name="Standard">
      <style:paragraph-properties fo:text-align="justify" style:justify-single-word="false"/>
      <style:text-properties fo:font-style="normal" fo:font-weight="normal" officeooo:rsid="001444b7" officeooo:paragraph-rsid="00254c7e"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1444b7" officeooo:paragraph-rsid="002dc1d8"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13995c" officeooo:paragraph-rsid="00280f1c"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13995c" officeooo:paragraph-rsid="002952e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13995c" officeooo:paragraph-rsid="002f7d20"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13995c" officeooo:paragraph-rsid="00317a11"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17a11" officeooo:paragraph-rsid="00317a1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weight="bold" officeooo:rsid="00307cd2" officeooo:paragraph-rsid="00307cd2" style:font-weight-asian="bold" style:font-weight-complex="bold"/>
    </style:style>
    <style:style style:name="P35" style:family="paragraph" style:parent-style-name="Footnote">
      <style:text-properties officeooo:rsid="00264f3d" officeooo:paragraph-rsid="00264f3d"/>
    </style:style>
    <style:style style:name="P36" style:family="paragraph" style:parent-style-name="Footnote">
      <style:text-properties officeooo:rsid="002952ed" officeooo:paragraph-rsid="002952ed"/>
    </style:style>
    <style:style style:name="P37" style:family="paragraph" style:parent-style-name="Footnote">
      <style:text-properties officeooo:rsid="002b5573" officeooo:paragraph-rsid="002b5573"/>
    </style:style>
    <style:style style:name="P38" style:family="paragraph" style:parent-style-name="Footnote">
      <style:text-properties officeooo:rsid="002d1713" officeooo:paragraph-rsid="002d1713"/>
    </style:style>
    <style:style style:name="P39" style:family="paragraph" style:parent-style-name="Footnote">
      <style:text-properties style:font-name="Times New Roman" fo:font-size="10pt" style:font-size-asian="10pt" style:font-size-complex="10pt"/>
    </style:style>
    <style:style style:name="P40" style:family="paragraph" style:parent-style-name="Footnote">
      <style:text-properties officeooo:rsid="002dc1d8" officeooo:paragraph-rsid="002dc1d8"/>
    </style:style>
    <style:style style:name="P41" style:family="paragraph" style:parent-style-name="Footnote">
      <style:text-properties officeooo:rsid="00317a11" officeooo:paragraph-rsid="00317a11"/>
    </style:style>
    <style:style style:name="T1" style:family="text">
      <style:text-properties officeooo:rsid="00116342"/>
    </style:style>
    <style:style style:name="T2" style:family="text">
      <style:text-properties fo:font-weight="normal" style:font-weight-asian="normal" style:font-weight-complex="normal"/>
    </style:style>
    <style:style style:name="T3" style:family="text">
      <style:text-properties fo:font-weight="normal" officeooo:rsid="0013fae8" style:font-weight-asian="normal" style:font-weight-complex="normal"/>
    </style:style>
    <style:style style:name="T4" style:family="text">
      <style:text-properties officeooo:rsid="0013fae8"/>
    </style:style>
    <style:style style:name="T5" style:family="text">
      <style:text-properties fo:font-weight="bold" style:font-weight-asian="bold" style:font-weight-complex="bold"/>
    </style:style>
    <style:style style:name="T6" style:family="text">
      <style:text-properties fo:font-weight="bold" officeooo:rsid="0013fae8" style:font-weight-asian="bold" style:font-weight-complex="bold"/>
    </style:style>
    <style:style style:name="T7" style:family="text">
      <style:text-properties fo:font-weight="bold" officeooo:rsid="001444b7" style:font-weight-asian="bold" style:font-weight-complex="bold"/>
    </style:style>
    <style:style style:name="T8" style:family="text">
      <style:text-properties fo:font-weight="bold" officeooo:rsid="0016c9b4"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f6d8a" style:font-style-asian="normal" style:font-style-complex="normal"/>
    </style:style>
    <style:style style:name="T12" style:family="text">
      <style:text-properties fo:font-style="normal" officeooo:rsid="002146e0" style:font-style-asian="normal" style:font-style-complex="normal"/>
    </style:style>
    <style:style style:name="T13" style:family="text">
      <style:text-properties fo:font-style="normal" officeooo:rsid="00227282" style:font-style-asian="normal" style:font-style-complex="normal"/>
    </style:style>
    <style:style style:name="T14" style:family="text">
      <style:text-properties fo:font-style="normal" officeooo:rsid="002321d7" style:font-style-asian="normal" style:font-style-complex="normal"/>
    </style:style>
    <style:style style:name="T15" style:family="text">
      <style:text-properties fo:font-style="normal" officeooo:rsid="00264f3d" style:font-style-asian="normal" style:font-style-complex="normal"/>
    </style:style>
    <style:style style:name="T16" style:family="text">
      <style:text-properties fo:font-style="normal" officeooo:rsid="00254c7e"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e6c9a" style:font-style-asian="normal" style:font-weight-asian="normal" style:font-style-complex="normal" style:font-weight-complex="normal"/>
    </style:style>
    <style:style style:name="T19" style:family="text">
      <style:text-properties fo:font-style="normal" fo:font-weight="normal" officeooo:rsid="00d6bba4" style:font-style-asian="normal" style:font-weight-asian="normal" style:font-style-complex="normal" style:font-weight-complex="normal"/>
    </style:style>
    <style:style style:name="T20" style:family="text">
      <style:text-properties fo:font-style="normal" fo:font-weight="normal" officeooo:rsid="00317a11" style:font-style-asian="normal" style:font-weight-asian="normal" style:font-style-complex="normal" style:font-weight-complex="normal"/>
    </style:style>
    <style:style style:name="T21" style:family="text">
      <style:text-properties officeooo:rsid="00162bc4"/>
    </style:style>
    <style:style style:name="T22" style:family="text">
      <style:text-properties officeooo:rsid="0016c9b4"/>
    </style:style>
    <style:style style:name="T23" style:family="text">
      <style:text-properties officeooo:rsid="00180a57"/>
    </style:style>
    <style:style style:name="T24" style:family="text">
      <style:text-properties officeooo:rsid="001c39e1"/>
    </style:style>
    <style:style style:name="T25" style:family="text">
      <style:text-properties officeooo:rsid="00254c7e"/>
    </style:style>
    <style:style style:name="T26" style:family="text">
      <style:text-properties fo:font-variant="normal" fo:text-transform="none" fo:color="#000000" fo:letter-spacing="normal" fo:font-style="normal" fo:font-weight="normal" style:font-weight-asian="normal" style:font-weight-complex="normal"/>
    </style:style>
    <style:style style:name="T27" style:family="text">
      <style:text-properties fo:color="#000000"/>
    </style:style>
    <style:style style:name="T28" style:family="text">
      <style:text-properties fo:color="#000000" fo:font-style="italic" style:font-style-asian="italic"/>
    </style:style>
    <style:style style:name="T29" style:family="text">
      <style:text-properties fo:color="#000000" fo:font-style="normal" style:font-style-asian="normal"/>
    </style:style>
    <style:style style:name="T30" style:family="text">
      <style:text-properties officeooo:rsid="00280f1c"/>
    </style:style>
    <style:style style:name="T31" style:family="text">
      <style:text-properties officeooo:rsid="002952ed"/>
    </style:style>
    <style:style style:name="T32" style:family="text">
      <style:text-properties officeooo:rsid="002a6a67"/>
    </style:style>
    <style:style style:name="T33" style:family="text">
      <style:text-properties officeooo:rsid="002b5573"/>
    </style:style>
    <style:style style:name="T34" style:family="text">
      <style:text-properties officeooo:rsid="002d1713"/>
    </style:style>
    <style:style style:name="T35" style:family="text">
      <style:text-properties officeooo:rsid="002dc1d8"/>
    </style:style>
    <style:style style:name="T36" style:family="text">
      <style:text-properties style:font-name="Times New Roman" fo:font-size="10pt" style:font-size-asian="10pt" style:font-size-complex="10pt"/>
    </style:style>
    <style:style style:name="T37" style:family="text">
      <style:text-properties style:font-name="Times New Roman" fo:font-size="10pt" officeooo:rsid="002dc1d8" style:font-size-asian="10pt" style:font-size-complex="10pt"/>
    </style:style>
    <style:style style:name="T38" style:family="text">
      <style:text-properties style:font-name="Times New Roman" fo:font-size="10pt" fo:font-style="italic" style:font-size-asian="10pt" style:font-style-asian="italic" style:font-size-complex="10pt" style:font-style-complex="italic"/>
    </style:style>
    <style:style style:name="T39" style:family="text">
      <style:text-properties officeooo:rsid="002f7d20"/>
    </style:style>
    <style:style style:name="T40" style:family="text">
      <style:text-properties officeooo:rsid="00317a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Terrorism has dominated and to some extent limited the public discussion of the</text:span> sale, restriction or uses of household chemicals. <text:span text:style-name="T4">A government consultation in November 2013 solicited responses about proposed controls on a selection of household chemicals that are implicated in improvised explosive manufacture, but also benign other more hobbies, is anticipated. </text:span></text:p>
      <text:p text:style-name="P2"/>
      <text:p text:style-name="P3"><text:span text:style-name="T6">The role of household chemicals in outrages, </text:span><text:span text:style-name="T8">poisonings</text:span><text:span text:style-name="T6">, accident</text:span><text:span text:style-name="T7">al death</text:span><text:span text:style-name="T6">s, solvent abuse, drug manufacture and </text:span><text:span text:style-name="T7">other crimes</text:span><text:span text:style-name="T6"> are reviewed in th</text:span><text:span text:style-name="T5">is Post Note.</text:span> </text:p>
      <text:p text:style-name="P1"/>
      <text:p text:style-name="P5">Sales</text:p>
      <text:p text:style-name="P10">There are xxxx chemical <text:span text:style-name="T39">distribution </text:span>companies in the UK. However, in this interconnected global world of internet purchasing, this figure could be considered irrelevant. However, when accidents concerning warehouses of these chemical companies are considered, their proximity to residential areas requires attention. The number of incidents that the fire service have attended are given in Figure A. </text:p>
      <text:p text:style-name="P18"><text:span text:style-name="T3">S</text:span><text:span text:style-name="T2">peak to Helena – the company she used to work for was dodgy and had accidents</text:span></text:p>
      <text:p text:style-name="P1"/>
      <text:p text:style-name="P5">Explosives</text:p>
      <text:p text:style-name="P2"><text:span text:style-name="T33">The investigation into the July 2005 London bombings (7/7) and </text:span>the <text:span text:style-name="T33">foiled 2006 transatlantic aircraft plot in which al-Qaeda linked terrorists planned to mix and detonate liquid explosives onboard a number of flights from the UK, revealed the use of household chemicals in terrorist bomb plots.</text:span> <text:span text:style-name="T33">T</text:span>ightened airport security on liquid<text:span text:style-name="T34">s, better public awareness of signs of potential bomb manufacture like smells, packaging, or dying plants, and</text:span> heighten<text:span text:style-name="T39">ed</text:span> vigilance about bulk sales of domestically and commercially useful chemicals, <text:s/></text:p>
      <text:p text:style-name="P2"/>
      <text:p text:style-name="P2">Media interest in the use of readily available chemicals in acts of terror is piqued at each instance of improvised explosive, such as <text:span text:style-name="T39">the 2013 </text:span>Boston marathon, but quickly dwindle<text:span text:style-name="T33">s</text:span> with no emergence of <text:span text:style-name="T39">media or public driven </text:span>campaigns to change sales or availability of product. Although <text:span text:style-name="T39">media coverage</text:span> ha<text:span text:style-name="T39">s</text:span> generated short lived, brief debate on topics tangentially related to the incident such as internet sales <text:span text:style-name="T39">of chemicals</text:span> and anonymity of purchasers, there has not been any sustained media attention on the illicit use of household chemicals. In one sense th<text:span text:style-name="T1">e papers are acting responsibly</text:span>, as <text:span text:style-name="T1"><text:s/>providing full and accurate details would lead to accusations of providing a terror manual and of provoking copy-cat behaviours</text:span>. However, for any interested person, the details are not hard to find. </text:p>
      <text:p text:style-name="P1"/>
      <text:p text:style-name="P1">There are gardeners and groundskeepers who lament the relatively recent EU ban on sodium chlorate, a substance that <text:span text:style-name="T4">can be</text:span> explosive <text:span text:style-name="T4">in certain mixtures or conditions</text:span>. Th<text:span text:style-name="T4">e chemical</text:span> was not banned during the Troubles in Ireland, but neither it nor the chemically similar potassium chlorate made much impact on the terrorist activities of the time. It's tendency to explode was not cited in the EU's reasons for restricting sales, but that it had not been through the required testing processes. </text:p>
      <text:p text:style-name="P1"/>
      <text:p text:style-name="P9">Industries that legitimately require components that combine to be explosives are bound by …? These include fireworks manufacturers, research laboratories... It is their responsibility to be accountable for all materials that pass through their books, and can be examined at any time. </text:p>
      <text:p text:style-name="P10"/>
      <text:p text:style-name="P5">Drug Manufacture</text:p>
      <text:p text:style-name="P11">The inability of most people to differentiate between different chemical substances has long led to the fear of household chemicals being cut with illicit drugs. <text:span text:style-name="T22">D</text:span>espite hype about the inclusion of rat poison most of the <text:span text:style-name="T34">chemical adulterant</text:span> are not household chemicals, <text:span text:style-name="T34">but benign substances (sugars) or pharmaceuticals (veterinary or human) added for enhanced function, such as facilitating administration or to intensify or prolong the effect</text:span>.<text:note text:id="ftn11" text:note-class="footnote"><text:note-citation>1</text:note-citation><text:note-body><text:p text:style-name="P38">CUT: A Guide to Adulterants, Bulking agents and other Contaminants found in illicit drugs </text:p></text:note-body></text:note> Research has consistently argued that it is not in <text:span text:style-name="T22">a</text:span> dealer's interest to generate a bad product <text:span text:style-name="T22">through using household chemicals</text:span>.<text:note text:id="ftn12" text:note-class="footnote"><text:note-citation>2</text:note-citation><text:note-body><text:p text:style-name="P39"><text:span text:style-name="T27">Coomber, Ross. "Vim in the Veins - Fantasy or Fact: The Adulteration of Illicit Drugs." </text:span><text:span text:style-name="T28">Addiction Research </text:span><text:span text:style-name="T29">5, no. 3 (1997): 195-212.</text:span></text:p><text:p text:style-name="Footnote"/></text:note-body></text:note> </text:p>
      <text:p text:style-name="P10"/>
      <text:p text:style-name="P10">The recent TV smash hit give date Breaking Bad, <text:span text:style-name="T4">a </text:span>fictional story <text:span text:style-name="T4">based in the US</text:span> of a chemistry teacher who sees the financial benefits of making the best crystal methamphetamine, <text:soft-page-break/>has been accused <text:span text:style-name="T21">by some </text:span>of being a 'how to' guide to this illegal activit<text:span text:style-name="T22">y.</text:span><text:span text:style-name="T22"><text:note text:id="ftn1" text:note-class="footnote"><text:note-citation>3</text:note-citation><text:note-body><text:p text:style-name="Footnote"/></text:note-body></text:note></text:span> <text:span text:style-name="T22">The shows creators, acting at all times with respect to an established chemistry professor, maintain that they took pains to use scientific detail to achieve credibility and realism, but left incomplete the full ingredients and method for making the drug.</text:span><text:span text:style-name="T22"><text:note text:id="ftn13" text:note-class="footnote"><text:note-citation>4</text:note-citation><text:note-body><text:p text:style-name="Footnote"><text:span text:style-name="T36">Ben Wetherbee and Stephanie Weaver, “</text:span><text:span text:style-name="T37">'</text:span><text:span text:style-name="T36">You Know the Business and I Know the Chemistry’: The Scientific Ethos of Breaking Bad”, </text:span><text:span text:style-name="T38">Excursions</text:span><text:span text:style-name="T36">, vol. 4, no. 1 (2013) </text:span></text:p></text:note-body></text:note></text:span><text:span text:style-name="T22"> </text:span></text:p>
      <text:p text:style-name="P5"/>
      <text:p text:style-name="P6">Counterfeit goods</text:p>
      <text:p text:style-name="P13"><text:span text:style-name="T23">Cleaning fluids, screen wash, nail varnish remover (acetone), methanol and isopropanol have all been found in counterfeit alcohol as substitutes for ethanol. The quantities used are industrial, but these remain household chemicals. Since HMRC launched 'Tackling Alcohol Fraud' in 2005 they have halved the size of the illicit market in spirits, and since 2012 have turned attention to beer and wine fraud. This initiative is concerned with the whole range of alcohol fraud, which includes duty unpaid alcohol, as well as adulterated or fake products. Not only are there revenue losses, but there are serious health consequences associated with drinking unknown, unsafe and unregulated substances. HMRC have seized around 15 million litres of illegally produced alcohol since 2005.</text:span></text:p>
      <text:p text:style-name="P13"/>
      <text:p text:style-name="P14"><text:span text:style-name="T23">Although consumers questioned by PWC about their attitudes to counterfeit goods</text:span> <text:span text:style-name="T23">indicates that most think it is morally wrong, they do buy them. The numbers admitting to buying counterfeit alcohol are much fewer than those purchasing clothing and accessories, pirated films and music, and cigarettes, but the potential health concerns could be considered more serious. 21% of C2DE respondents had purchased counterfeit alcohol, compared to 16% ABC1 respondents.</text:span><text:span text:style-name="T23"><text:note text:id="ftn4" text:note-class="footnote"><text:note-citation>5</text:note-citation><text:note-body><text:p text:style-name="P35">Counterfeit goods in the UK: Who is buying what, and why? PWC, October 2013. <text:a xlink:type="simple" xlink:href="http://www.pwc.co.uk/en_UK/uk/assets/pdf/anti-counterfeiting-consumer-survey-october-2013.pdf">http://www.pwc.co.uk/en_UK/uk/assets/pdf/anti-counterfeiting-consumer-survey-october-2013.pdf</text:a> </text:p></text:note-body></text:note></text:span><text:span text:style-name="T23"> </text:span></text:p>
      <text:p text:style-name="P14"/>
      <text:p text:style-name="P23">Awareness that selling and buying counterfeit alcohol was punishable was found to be low, although respondents thought that the availability of counterfeit alcohol was greater than it truly is. Educational campaigns about counterfeit pharmaceutical trade appear to have been successful, so raising awareness of the potential harm to consumers of counterfeit alcohol may also be beneficial. This appeal to individual health may be more successful than one that focuses on the financial harm to honest distillers, winemakers and brewers. </text:p>
      <text:p text:style-name="P4"/>
      <text:p text:style-name="P7">Acid attacks</text:p>
      <text:p text:style-name="P26">Attacks on people with acid or other corrosive fluid <text:span text:style-name="T33">are increasing</text:span>.<text:note text:id="ftn10" text:note-class="footnote"><text:note-citation>6</text:note-citation><text:note-body><text:p text:style-name="P37">Laura <text:span text:style-name="T35">Donnelley</text:span>, (2013) "Number of UK attacks involving acid and other corrosive substances soars", <text:s/><text:span text:style-name="T9">The Telegraph</text:span> 12.08.2013 <text:a xlink:type="simple" xlink:href="http://www.telegraph.co.uk/health/healthnews/10238174/Number-of-UK-attacks-involving-acid-and-other-corrosive-substances-soars.html">http://www.telegraph.co.uk/health/healthnews/10238174/Number-of-UK-attacks-involving-acid-and-other-corrosive-substances-soars.html</text:a> </text:p></text:note-body></text:note> The source of <text:span text:style-name="T40">sulphuric</text:span> acid is generally batteries <text:span text:style-name="T40">but a</text:span><text:span text:style-name="T16">ttackers have been known to concoct their own acids.</text:span><text:span text:style-name="T16"><text:note text:id="ftn6" text:note-class="footnote"><text:note-citation>7</text:note-citation><text:note-body><text:p text:style-name="P40"><text:span text:style-name="T26">Ex-soldier in acid case was 'Jekyll and Hyde'. The Times (London) 22.10.1986, pg 3; Issue 62595</text:span></text:p></text:note-body></text:note></text:span><text:span text:style-name="T16"> </text:span></text:p>
      <text:p text:style-name="P20"/>
      <text:p text:style-name="P28">This type of attack is usually one individual attacking another, most often known to them, rather than an indiscriminate <text:span text:style-name="T40">attack on a stranger or a mass of people</text:span>. The physical and mental effects are long lasting and serious. <text:span text:style-name="T32">Media coverage of acid attacks may contribute to copy-cat acts, with the acid attack survivor and TV presenter Katie Piper being cited as a reference in a 2012 attack in Dagenham.</text:span><text:span text:style-name="T32"><text:note text:id="ftn9" text:note-class="footnote"><text:note-citation>8</text:note-citation><text:note-body><text:p text:style-name="P37">Mary Konye's row with Naomi Oni led to acid attack, 23.01.2014 <text:a xlink:type="simple" xlink:href="http://www.bbc.co.uk/news/uk-england-london-25840681">http://www.bbc.co.uk/news/uk-england-london-25840681</text:a> </text:p></text:note-body></text:note></text:span></text:p>
      <text:p text:style-name="P28"/>
      <text:p text:style-name="P33">NHS experts suggest that the prevalence of acid attacks abroad in India, Bangladesh and Cambodia have knock on effects here, with rising levels of UK assaults occurring within Asian communities.<text:note text:id="ftn15" text:note-class="footnote"><text:note-citation>9</text:note-citation><text:note-body><text:p text:style-name="P41">Laura Donnelly (2013)</text:p></text:note-body></text:note></text:p>
      <text:p text:style-name="P20"/>
      <text:p text:style-name="P27">Corrosive chemicals can also be used to vandalise property<text:note text:id="ftn14" text:note-class="footnote"><text:note-citation>10</text:note-citation><text:note-body><text:p text:style-name="P41">Acid attack on 26 cars at Bangor dealership, 31.01.2014 <text:a xlink:type="simple" xlink:href="http://www.bbc.co.uk/news/uk-northern-ireland-25985012">http://www.bbc.co.uk/news/uk-northern-ireland-25985012</text:a> </text:p></text:note-body></text:note> <text:span text:style-name="T40">which causes distress and financial difficulties</text:span>. <text:span text:style-name="T40">T</text:span>here are no effective controls to prevent this. Changing the preparation (e.g. to solid or gel) or <text:span text:style-name="T40">altering the </text:span>packaging <text:span text:style-name="T40">that makes the products safe and easy to use in legitimate situations</text:span> to account for such <text:soft-page-break/>a minority abuse of the chemicals would be an unreasonable adaptation. <text:span text:style-name="T25">These are premeditated attacks, not opportunistic, so the perpetrators would be unlikely to be deterred by an acid that required more preparation. </text:span></text:p>
      <text:p text:style-name="P1"/>
      <text:p text:style-name="P5">Solvent abuse</text:p>
      <text:p text:style-name="P29">Solvent abuse is as prevalent today as it has always been, however, it does not <text:span text:style-name="T30">carry the 'glamour' of classified drugs nor </text:span>receive<text:span text:style-name="T30">s</text:span> the same publicity.</text:p>
      <text:p text:style-name="P29"/>
      <text:p text:style-name="P31"><text:span text:style-name="T30">Adhesives, Tippex, paint thinners, varnish, lighter fluid, petrol, and </text:span>aerosols <text:span text:style-name="T30">such as cosmetics products</text:span> <text:span text:style-name="T30">are abused for an instant short-lived high. Solvents are responsible for approximately 50 deaths annually in England and Wales.</text:span><text:span text:style-name="T30"><text:note text:id="ftn7" text:note-class="footnote"><text:note-citation>11</text:note-citation><text:note-body><text:p text:style-name="P36"><text:a xlink:type="simple" xlink:href="http://www.sgul.ac.uk/media/news-archive/2012/annual-deaths-from-solvent-abuse-in-the-uk-rise-from-38-to-46">http://www.sgul.ac.uk/media/news-archive/2012/annual-deaths-from-solvent-abuse-in-the-uk-rise-from-38-to-46</text:a> </text:p></text:note-body></text:note></text:span><text:span text:style-name="T30"> Their low price and ready availability in homes makes solvents attractive, especially to young users. </text:span></text:p>
      <text:p text:style-name="P31"/>
      <text:p text:style-name="P31"><text:span text:style-name="T30">Research indicates that solvent abuse is especially prevalent amongst the traveller community and also very prevalent in migrants from the "Eastern bloc" countries, but is generally described by prison inmates undergoing addiction counselling as something they did in the past, rather than their current substance of choice.</text:span><text:span text:style-name="T30"><text:note text:id="ftn8" text:note-class="footnote"><text:note-citation>12</text:note-citation><text:note-body><text:p text:style-name="P36">Personal Communication, A.Rushmore kickthehabitwithme.co.uk Drug and Alcohol Counsellor</text:p></text:note-body></text:note></text:span><text:span text:style-name="T30"> Drug education in schools remains traditionally poor. </text:span><text:s/></text:p>
      <text:p text:style-name="P29"/>
      <text:p text:style-name="P30"><text:span text:style-name="T30">Legislation specific to solvents exists and goes some way to preventing harm. The Intoxicating Substance Act 1985- Supply is widely used to prosecute shop keepers for selling solvents to individuals under 18 years of age. Aerosol m</text:span>anufacturers seeking out alternative <text:span text:style-name="T31">propellants</text:span> <text:span text:style-name="T31">aim to </text:span>reduce th<text:span text:style-name="T4">e incidence and profile of problematic solvent abuse and the tragic accidental deaths that accompany it</text:span>. </text:p>
      <text:p text:style-name="P19"/>
      <text:p text:style-name="P32">The recent patenting of an aerosol valve that uses compressed air instead of a solvent based propellant, and harnesses the turbulence in the container, provides yet another route by which this possible danger of household chemicals can be reduced.<text:note text:id="ftn16" text:note-class="footnote"><text:note-citation>13</text:note-citation><text:note-body><text:p text:style-name="P41">Eco-Valve, Spray Research Group, University of Salford <text:a xlink:type="simple" xlink:href="http://www.salvalco.com/"><text:span text:style-name="T17">http://www.salvalco.com/</text:span></text:a><text:span text:style-name="T17"> </text:span></text:p></text:note-body></text:note></text:p>
      <text:p text:style-name="P5"/>
      <text:p text:style-name="P8">Poisoning</text:p>
      <text:p text:style-name="P16"><text:span text:style-name="T24">The National Poisons Information Service celebrated its 50th anniversary in 2013, as responsibility for commissioning its services <text:s/>transitioned from the Health Protection Agency to the Public Health England. These services are a telephone enquiry service and online database TOXBASE, both for healthcare professionals. Queries from members of the public are channelled through NHS direct. Household chemicals currently account for around 15% TOXBASE sessions and 11% telephone enquiries. </text:span></text:p>
      <text:p text:style-name="P17"/>
      <text:p text:style-name="P15"><text:span text:style-name="T10">Packaging and labelling continues to be the main method of preventing accidental poisoning </text:span><text:span text:style-name="T15">with household chemicals</text:span><text:span text:style-name="T10">, and cases remain low, predominantly affecting children who access the chemical while it is in use. While </text:span><text:span text:style-name="T11">OTC </text:span><text:span text:style-name="T10">pharmaceuticals </text:span><text:span text:style-name="T11">such as </text:span><text:span text:style-name="T10">asprin and paracetamol, are subject to restrictions on the number that can be sold in one transaction in order to prevent self poisoning with this material, no such restrictions are placed on purchasing household chemicals. </text:span></text:p>
      <text:p text:style-name="P21"/>
      <text:p text:style-name="P25"><text:span text:style-name="T12">Chemical suicides, also called </text:span><text:span text:style-name="T11">"detergent </text:span><text:span text:style-name="T10">suicide</text:span><text:span text:style-name="T12">s" use household chemicals to produce poison gases, usually </text:span><text:span text:style-name="T11">hydrogen s</text:span><text:span text:style-name="T12">ulphide or hydrogen cyanide, in a confined space. The worldwide spread of this trend has been traced from </text:span><text:span text:style-name="T10">Japan </text:span><text:span text:style-name="T12">2008</text:span><text:span text:style-name="T10"> via internet forums, </text:span><text:span text:style-name="T12">resulting in the first UK case in 2010,</text:span><text:span text:style-name="T12"><text:note text:id="ftn5" text:note-class="footnote"><text:note-citation>14</text:note-citation><text:note-body><text:p text:style-name="P35">Inside the chilling world of suicide forums 26.10.2010 <text:a xlink:type="simple" xlink:href="http://www.mirror.co.uk/news/world-news/inside-the-chilling-world-of-suicide-forums-1692606">http://www.mirror.co.uk/news/world-news/inside-the-chilling-world-of-suicide-forums-1692606</text:a> </text:p></text:note-body></text:note></text:span><text:span text:style-name="T12"> </text:span><text:span text:style-name="T15">with others following</text:span><text:span text:style-name="T12">.</text:span><text:span text:style-name="T12"><text:note text:id="ftn3" text:note-class="footnote"><text:note-citation>15</text:note-citation><text:note-body><text:p text:style-name="P35">Couple killed after cyanide pact at luxury hotel 02.08.2013 <text:a xlink:type="simple" xlink:href="http://www.heraldscotland.com/news/home-news/couple-killed-after-cyanide-suicide-pact-at-luxury-hotel.21759163">http://www.heraldscotland.com/news/home-news/couple-killed-after-cyanide-suicide-pact-at-luxury-hotel.21759163</text:a> </text:p></text:note-body></text:note></text:span><text:span text:style-name="T12"> Although some users post warning signs, this method has the potential to poison first responders and people living nearby.</text:span><text:span text:style-name="T12"><text:note text:id="ftn2" text:note-class="footnote"><text:note-citation>16</text:note-citation><text:note-body><text:p text:style-name="P35">Chemical Suicides <text:a xlink:type="simple" xlink:href="http://www.regionviiems.com/forms/SCC%20CE%20Feb%2012.pdf">http://www.regionviiems.com/forms/SCC%20CE%20Feb%2012.pdf</text:a> </text:p></text:note-body></text:note></text:span></text:p>
      <text:p text:style-name="P22"/>
      <text:p text:style-name="P24"><text:span text:style-name="T13">The volumes required are the same as for normal household or garden use, so purchasing unusual quantities are not a precursor to this type of use. </text:span><text:soft-page-break/><text:span text:style-name="T13">There may be a combination of items purchased that could trigger a warning, but would result in many false positives, reducing the effectiveness of the warning. </text:span></text:p>
      <text:p text:style-name="P24"><text:span text:style-name="T13"/></text:p>
      <text:p text:style-name="P24"><text:span text:style-name="T13">It is likely that this method will continue to increase in prevalence through its coverage in news media, ready availability </text:span><text:span text:style-name="T15">of chemicals and information </text:span><text:span text:style-name="T13">to anyone searching </text:span><text:span text:style-name="T14">online </text:span><text:span text:style-name="T13">for information </text:span><text:span text:style-name="T14">of this type</text:span><text:span text:style-name="T13">. Media handling of instances has on the whole been sensitive </text:span><text:span text:style-name="T14">and</text:span><text:span text:style-name="T13"> responsible </text:span><text:span text:style-name="T15">and followed best practice guidelines to reduce copycat actions.</text:span><text:span text:style-name="T13"><text:note text:id="ftn0" text:note-class="footnote"><text:note-citation>17</text:note-citation><text:note-body><text:p text:style-name="P35">Samaritans, Best Practice Suicide Reporting Tips <text:a xlink:type="simple" xlink:href="http://www.samaritans.org/media-centre/media-guidelines-reporting-suicide/advice-journalists-suicide-reporting-dos-and-donts">http://www.samaritans.org/media-centre/media-guidelines-reporting-suicide/advice-journalists-suicide-reporting-dos-and-donts</text:a> </text:p></text:note-body></text:note></text:span><text:span text:style-name="T13"> </text:span></text:p>
      <text:p text:style-name="P34"><text:span text:style-name="T13"/></text:p>
      <text:p text:style-name="P34"><text:span text:style-name="T13">P</text:span><text:span text:style-name="T10">revention</text:span></text:p>
      <text:p text:style-name="P34"><text:span text:style-name="T17">Among the controls or restrictions suggested in the 2013 consultation document, were a licence to obtain chemicals and recording the name and address of those who purchased chemicals listed as potentially problematic. Neither these controls, in the form of having to sign a poisons register before buying chemicals that were on the Poisons List, and requiring what was termed a Householders Certificate, have been infallible before. People determined to obtain a substance have no qualms about providing a false name and address, they may even have documentation to the effect. </text:span></text:p>
      <text:p text:style-name="P34"><text:span text:style-name="T17"/></text:p>
      <text:p text:style-name="P34"><text:span text:style-name="T20">A licence to obtain chemicals must be carefully administered. </text:span><text:span text:style-name="T17">The Householders Certificate proved ineffective because although it sounded deterrent, in practice it was merely superficial </text:span><text:span text:style-name="T19">'</text:span><text:span text:style-name="T18">all householders are authorised to give certificates certifying a person to be one to whom a poison may properly be sold</text:span><text:span text:style-name="T19">' </text:span><text:span text:style-name="T17">meaning anybody could obtain one quite easily. </text:span></text:p>
      <text:p text:style-name="P21"/>
      <text:p text:style-name="P1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anklin Gothic Book" svg:font-family="'Franklin Gothic Book'"/>
    <style:font-face style:name="Franklin Gothic Book,Italic" svg:font-family="'Franklin Gothic Book,Italic'"/>
    <style:font-face style:name="Tahoma" svg:font-family="Tahoma, Geneva, sans-serif"/>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6:42:44.360937000</meta:creation-date>
    <dc:date>2014-05-21T17:46:56.718872000</dc:date>
    <meta:editing-duration>PT9H5M13S</meta:editing-duration>
    <meta:editing-cycles>12</meta:editing-cycles>
    <meta:generator>LibreOffice/4.1.4.2$MacOSX_x86 LibreOffice_project/0a0440ccc0227ad9829de5f46be37cfb6edcf72</meta:generator>
    <meta:document-statistic meta:table-count="0" meta:image-count="0" meta:object-count="0" meta:page-count="4" meta:paragraph-count="53" meta:word-count="2001" meta:character-count="13924" meta:non-whitespace-character-count="11936"/>
  </office:meta>
</office:document-meta>
</file>